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14.95pt"/>
    </style:style>
    <style:style style:name="co16" style:family="table-column">
      <style:table-column-properties fo:break-before="auto" style:column-width="79.8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50.64pt"/>
    </style:style>
    <style:style style:name="co19" style:family="table-column">
      <style:table-column-properties fo:break-before="auto" style:column-width="52.64pt"/>
    </style:style>
    <style:style style:name="co20" style:family="table-column">
      <style:table-column-properties fo:break-before="auto" style:column-width="66.2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99.69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139.41pt" fo:break-before="auto" style:use-optimal-row-height="false"/>
    </style:style>
    <style:style style:name="ro19" style:family="table-row">
      <style:table-row-properties style:row-height="55.5pt" fo:break-before="auto" style:use-optimal-row-height="false"/>
    </style:style>
    <style:style style:name="ro20" style:family="table-row">
      <style:table-row-properties style:row-height="14.09pt" fo:break-before="auto" style:use-optimal-row-height="true"/>
    </style:style>
    <style:style style:name="ro21" style:family="table-row">
      <style:table-row-properties style:row-height="29.11pt" fo:break-before="auto" style:use-optimal-row-height="true"/>
    </style:style>
    <style:style style:name="ro22" style:family="table-row">
      <style:table-row-properties style:row-height="55.56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84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83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7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94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88" style:family="table-cell" style:parent-style-name="Default">
      <style:table-cell-properties fo:background-color="transparent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3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7" office:value-type="string" calcext:value-type="string">
            <text:p>TOPIC</text:p>
          </table:table-cell>
          <table:table-cell table:style-name="ce83" office:value-type="string" calcext:value-type="string">
            <text:p>SERVICE</text:p>
          </table:table-cell>
          <table:table-cell table:style-name="ce87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2"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table:style-name="ce52"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table:style-name="ce52"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table:style-name="ce52"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table:style-name="ce52"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table:style-name="ce52"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table:style-name="ce92"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table:style-name="ce52"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table:style-name="ce52"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table:style-name="ce52"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table:style-name="ce52"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table:style-name="ce52"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table:style-name="ce52"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table:style-name="ce52"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table:style-name="ce52"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table:style-name="ce52"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table:style-name="ce52"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4" calcext:value-type="float">
            <text:p>64</text:p>
          </table:table-cell>
          <table:table-cell table:style-name="ce52"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5" calcext:value-type="float">
            <text:p>65</text:p>
          </table:table-cell>
          <table:table-cell table:style-name="ce52"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table:style-name="ce52"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table:style-name="ce92"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table:style-name="ce92"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table:style-name="ce52"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52"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73" calcext:value-type="float">
            <text:p>73</text:p>
          </table:table-cell>
          <table:table-cell table:style-name="ce52"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table:style-name="ce52"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table:style-name="ce52"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52"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table:style-name="ce52"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table:style-name="ce52"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table:style-name="ce52"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table:style-name="ce52"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2"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2"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2"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98" calcext:value-type="float">
            <text:p>98</text:p>
          </table:table-cell>
          <table:table-cell table:style-name="ce52"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9" calcext:value-type="float">
            <text:p>99</text:p>
          </table:table-cell>
          <table:table-cell table:style-name="ce52"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 Plan" table:style-name="ta4">
        <office:forms form:automatic-focus="false" form:apply-design-mode="false"/>
        <table:table-column table:style-name="co13" table:default-cell-style-name="ce94"/>
        <table:table-column table:style-name="co14" table:default-cell-style-name="Default"/>
        <table:table-column table:style-name="co15" table:default-cell-style-name="Default"/>
        <table:table-column table:style-name="co16" table:default-cell-style-name="ce94"/>
        <table:table-column table:style-name="co17" table:default-cell-style-name="ce94"/>
        <table:table-column table:style-name="co18" table:default-cell-style-name="Default"/>
        <table:table-column table:style-name="co19" table:default-cell-style-name="ce94"/>
        <table:table-column table:style-name="co20" table:default-cell-style-name="ce94"/>
        <table:table-row table:style-name="ro12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  <table:table-cell table:style-name="ce85" office:value-type="string" calcext:value-type="string">
            <text:p>Date and time of test</text:p>
          </table:table-cell>
        </table:table-row>
        <table:table-row table:style-name="ro13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94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4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 </text:p>
          </table:table-cell>
        </table:table-row>
        <table:table-row table:style-name="ro16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94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94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94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94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94" office:value-type="string" calcext:value-type="string">
            <text:p>data: "WaitState: Not waiting"</text:p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94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 office:value-type="string" calcext:value-type="string">
            <text:p>Test 6 status topics On actual robot.</text:p>
          </table:table-cell>
          <table:covered-table-cell table:number-columns-repeated="2" table:style-name="ce94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94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</text:p>
          </table:table-cell>
          <table:table-cell office:value-type="string" calcext:value-type="string">
            <text:p>3 Dec </text:p>
          </table:table-cell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7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94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94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/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94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/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94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94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arclSendText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94" office:value-type="string" calcext:value-type="string">
            <text:p/>
            <text:p>running command</text:p>
            <text:p>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Add service on actual robot. (a new config has to be started first)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94" office:value-type="string" calcext:value-type="string">
            <text:p>Running command</text:p>
            <text:p>Added 'test test' to th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figParse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94" office:value-type="string" calcext:value-type="string">
            <text:p><text:span text:style-name="T11">running command</text:span></text:p>
            <text:p>Will parse confi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94" office:value-type="string" calcext:value-type="string">
            <text:p>running command</text:p>
            <text:p>New config starting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connectOutgoing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94" office:value-type="string" calcext:value-type="string">
            <text:p>running command</text:p>
            <text:p>Outgoing socket connected to 168.3.201.122 71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94" office:value-type="string" calcext:value-type="string">
            <text:p>Created info for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94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Test echo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94" office:value-type="string" calcext:value-type="string">
            <text:p>running command</text:p>
            <text:p>Echo is off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94" office:value-type="string" calcext:value-type="string">
            <text:p>running command</text:p>
            <text:p>EStop pressed cannot enable motor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office:value-type="string" calcext:value-type="string">
            <text:p><text:span text:style-name="T11">Test extIOAdd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94" office:value-type="string" calcext:value-type="string">
            <text:p>running command</text:p>
            <text:p>extIOAdd: name added with 1 input(s) and 1 output(s)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3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</text:p>
            <text:p/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94" office:value-type="string" calcext:value-type="string">
            <text:p>Unknown command extIODumpLocal</text:p>
          </table:table-cell>
          <table:table-cell office:value-type="string" calcext:value-type="string">
            <text:p>Fail Command unknown</text:p>
          </table:table-cell>
          <table:table-cell office:value-type="string" calcext:value-type="string">
            <text:p>4 Dec</text:p>
          </table:table-cell>
        </table:table-row>
        <table:table-row table:style-name="ro15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94" office:value-type="string" calcext:value-type="string">
            <text:p>extIOInputUpdate: input name updated with 0x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07am</text:p>
          </table:table-cell>
        </table:table-row>
        <table:table-row table:style-name="ro15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 </text:span>a specific bit in the external digital input set has been updated</text:p>
          </table:table-cell>
          <table:table-cell table:style-name="ce94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4am</text:p>
          </table:table-cell>
        </table:table-row>
        <table:table-row table:style-name="ro15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94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6am</text:p>
          </table:table-cell>
        </table:table-row>
        <table:table-row table:style-name="ro15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94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94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19am</text:p>
          </table:table-cell>
        </table:table-row>
        <table:table-row table:style-name="ro15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94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1">In third terminal window, it should show that</text:span> a specific bit in the external I/O set has been updated</text:p>
          </table:table-cell>
          <table:table-cell table:style-name="ce94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0:23am</text:p>
          </table:table-cell>
        </table:table-row>
        <table:table-row table:style-name="ro15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94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1">In third terminal window, it should show that</text:span> a specific byte in the named external digital output device has been updated</text:p>
          </table:table-cell>
          <table:table-cell table:style-name="ce94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7am</text:p>
          </table:table-cell>
        </table:table-row>
        <table:table-row table:style-name="ro15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94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94" office:value-type="string" calcext:value-type="string">
            <text:p>extIORemove: name remov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29am</text:p>
          </table:table-cell>
        </table:table-row>
        <table:table-row table:style-name="ro15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94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2am</text:p>
          </table:table-cell>
        </table:table-row>
        <table:table-row table:style-name="ro15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94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5am</text:p>
          </table:table-cell>
        </table:table-row>
        <table:table-row table:style-name="ro15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94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94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37am</text:p>
          </table:table-cell>
        </table:table-row>
        <table:table-row table:style-name="ro15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94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42am</text:p>
          </table:table-cell>
        </table:table-row>
        <table:table-row table:style-name="ro15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94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0:56am</text:p>
          </table:table-cell>
        </table:table-row>
        <table:table-row table:style-name="ro15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94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94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5am</text:p>
          </table:table-cell>
        </table:table-row>
        <table:table-row table:style-name="ro15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1">In third terminal window, it should display the</text:span> info on a group in the DataStore</text:p>
          </table:table-cell>
          <table:table-cell table:style-name="ce94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08am</text:p>
          </table:table-cell>
        </table:table-row>
        <table:table-row table:style-name="ro15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94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0am</text:p>
          </table:table-cell>
        </table:table-row>
        <table:table-row table:style-name="ro15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94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94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2am</text:p>
          </table:table-cell>
        </table:table-row>
        <table:table-row table:style-name="ro15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94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19am</text:p>
          </table:table-cell>
        </table:table-row>
        <table:table-row table:style-name="ro15">
          <table:table-cell office:value-type="string" calcext:value-type="string">
            <text:p><text:span text:style-name="T11">Test getGoal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94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1:21am</text:p>
          </table:table-cell>
        </table:table-row>
        <table:table-row table:style-name="ro15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94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3am</text:p>
          </table:table-cell>
        </table:table-row>
        <table:table-row table:style-name="ro15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94" office:value-type="string" calcext:value-type="string">
            <text:p>End of macro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/>4 dec 11:24am</text:p>
          </table:table-cell>
        </table:table-row>
        <table:table-row table:style-name="ro15">
          <table:table-cell office:value-type="string" calcext:value-type="string">
            <text:p><text:span text:style-name="T11">Test getRoutes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 </text:span>the list of route names found on the current map</text:p>
          </table:table-cell>
          <table:table-cell table:style-name="ce94" office:value-type="string" calcext:value-type="string">
            <text:p>Routes</text:p>
            <text:p>Route: Route1</text:p>
            <text:p>End of route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3pm</text:p>
          </table:table-cell>
        </table:table-row>
        <table:table-row table:style-name="ro15">
          <table:table-cell office:value-type="string" calcext:value-type="string">
            <text:p><text:span text:style-name="T11">Test help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a list and brief description of available ARCL commands should be provided</text:p>
          </table:table-cell>
          <table:table-cell table:style-name="ce94" office:value-type="string" calcext:value-type="string">
            <text:p>switchableForbiddenList          Gets the list and state of switchable forbiddens [sfL]</text:p>
            <text:p>switchForbiddenOff          Switch a specific switchable forbidden off [sfOff]</text:p>
            <text:p>switchForbiddenOn          Switch a specific switchable forbidden on [sfOn]</text:p>
            <text:p>switchForbiddensOffByPrefix          Switch off switchable forbiddens by prefix [sfOffP]</text:p>
            <text:p>switchForbiddensOnByPrefix          Switch on switchable forbiddens by prefix [sfOnP]</text:p>
            <text:p>      tripReset          Resets the trip values in the Data Store [tr]</text:p>
            <text:p>         undock          Undocks the robot (done automatically too)</text:p>
            <text:p>     updateInfo          updates a piece of information</text:p>
            <text:p> waitTaskCancel          Cancels the wait task (if it's active, causing it to succeed)</text:p>
            <text:p>   waitTaskFail          Fails the wait task (if it's active)</text:p>
            <text:p>  waitTaskState          Gets the state of the wait task</text:p>
            <text:p>End of commands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7pm</text:p>
          </table:table-cell>
        </table:table-row>
        <table:table-row table:style-name="ro15">
          <table:table-cell office:value-type="string" calcext:value-type="string">
            <text:p><text:span text:style-name="T11">Test inputList </text:span>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</text:span>the named digital inputs should be listed</text:p>
          </table:table-cell>
          <table:table-cell table:style-name="ce94" office:value-type="string" calcext:value-type="string">
            <text:p>InputList: i1</text:p>
            <text:p>InputList: i10</text:p>
            <text:p>InputList: i11</text:p>
            <text:p>InputList: i12</text:p>
            <text:p>InputList: i13</text:p>
            <text:p>InputList: i14</text:p>
            <text:p>InputList: i15</text:p>
            <text:p>InputList: i16</text:p>
            <text:p>InputList: i2</text:p>
            <text:p>InputList: i3</text:p>
            <text:p>InputList: i4</text:p>
            <text:p>InputList: i5</text:p>
            <text:p>InputList: i6</text:p>
            <text:p>InputList: i7</text:p>
            <text:p>InputList: i8</text:p>
            <text:p>InputList: i9</text:p>
            <text:p>End of InputLi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39pm</text:p>
          </table:table-cell>
        </table:table-row>
        <table:table-row table:style-name="ro15">
          <table:table-cell office:value-type="string" calcext:value-type="string">
            <text:p><text:span text:style-name="T11">Test inputQuery </text:span>service on actual robot. </text:p>
          </table:table-cell>
          <table:table-cell table:style-name="ce94"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n third terminal window, it should show the state of a named input </text:p>
          </table:table-cell>
          <table:table-cell table:style-name="ce94" office:value-type="string" calcext:value-type="string">
            <text:p>Input: i1 of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41pm</text:p>
          </table:table-cell>
        </table:table-row>
        <table:table-row table:style-name="ro15">
          <table:table-cell office:value-type="string" calcext:value-type="string">
            <text:p><text:span text:style-name="T11">Test log </text:span>service on actual robot. </text:p>
          </table:table-cell>
          <table:table-cell table:style-name="ce94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In third terminal window, it should show that the message to the normal log file has been logged</text:p>
          </table:table-cell>
          <table:table-cell table:style-name="ce94" office:value-type="string" calcext:value-type="string">
            <text:p>Logging 'test' with level Nor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1:45pm</text:p>
          </table:table-cell>
        </table:table-row>
        <table:table-row table:style-name="ro15">
          <table:table-cell table:style-name="ce88" office:value-type="string" calcext:value-type="string">
            <text:p><text:span text:style-name="T11">Test mapObjectInfo </text:span>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the information about a named map object should be shown</text:p>
          </table:table-cell>
          <table:table-cell table:style-name="ce94" office:value-type="string" calcext:value-type="string">
            <text:p>MapObjectInfo: "Goal1" Goal ""</text:p>
            <text:p>MapObjectInfoCoord: "Goal1" -770 23820 88.300</text:p>
            <text:p>End of MapObjectInfo</text:p>
            <text:p/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1pm</text:p>
          </table:table-cell>
        </table:table-row>
        <table:table-row table:style-name="ro15">
          <table:table-cell table:style-name="ce88" office:value-type="string" calcext:value-type="string">
            <text:p><text:span text:style-name="T11">Test mapObjectList </text:span>service on actual robot. </text:p>
          </table:table-cell>
          <table:table-cell table:style-name="ce94" table:number-columns-repeated="2"/>
          <table:table-cell office:value-type="string" calcext:value-type="string">
            <text:p>goal</text:p>
          </table:table-cell>
          <table:table-cell office:value-type="string" calcext:value-type="string">
            <text:p><text:span text:style-name="T11">In third terminal window, the</text:span> names of map objects of a given type should be shown</text:p>
          </table:table-cell>
          <table:table-cell table:style-name="ce94" office:value-type="string" calcext:value-type="string">
            <text:p>MapObjectList: "Goal1" Goal</text:p>
            <text:p>MapObjectList: "Goal4" Goal</text:p>
            <text:p>MapObjectList: "Goal2" Goal</text:p>
            <text:p>MapObjectList: "Goal3" Goal</text:p>
            <text:p>End of MapObjectList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4 dec 2:22pm</text:p>
          </table:table-cell>
        </table:table-row>
        <table:table-row table:style-name="ro15">
          <table:table-cell office:value-type="string" calcext:value-type="string">
            <text:p><text:span text:style-name="T11">Test mapObjectTypeInfo service on actual robot. </text:span></text:p>
          </table:table-cell>
          <table:table-cell table:style-name="ce94" table:number-columns-repeated="2"/>
          <table:table-cell office:value-type="string" calcext:value-type="string">
            <text:p>door</text:p>
          </table:table-cell>
          <table:table-cell office:value-type="string" calcext:value-type="string">
            <text:p>In third terminal window, it should show the detailed information about a particular type of map object</text:p>
          </table:table-cell>
          <table:table-cell table:style-name="ce94" office:value-type="string" calcext:value-type="string">
            <text:p>MapObjectTypeInfoArgument: SecondExit string Normal "Goal to which to drive to go through the door (this is optional, but is paired with SecondEnter)"</text:p>
            <text:p>MapObjectTypeInfoArgument: FailureMacro string Detailed "Macro to call if the robot fails to get through the door"</text:p>
            <text:p>MapObjectTypeInfoArgument: DoorOutput string Important "Name of the door output that sends the signals to open the door"</text:p>
            <text:p>MapObjectTypeInfoArgument: WaitTime int Normal "Time to wait for door to open after sending the signal to open it"</text:p>
            <text:p>MapObjectTypeInfoArgument: SwingSector string Important "Sector that describes the swing of the door, this should include the door jam itself. When a robot has left this area, it will release the door."</text:p>
            <text:p>End of MapObjectTypeInfo</text:p>
            <text:p/>
          </table:table-cell>
          <table:table-cell office:value-type="string" calcext:value-type="string">
            <text:p>passed on 4 dec 1:58pm</text:p>
          </table:table-cell>
          <table:table-cell/>
        </table:table-row>
        <table:table-row table:style-name="ro15">
          <table:table-cell office:value-type="string" calcext:value-type="string">
            <text:p>Test mapObjectTypeList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a list of the types of map objects in the map</text:p>
          </table:table-cell>
          <table:table-cell table:style-name="ce94" office:value-type="string" calcext:value-type="string">
            <text:p>MapObjectTypeList: DistanceAdjustment BoundaryType</text:p>
            <text:p>MapObjectTypeList: DistanceOneWay SectorType</text:p>
            <text:p>MapObjectTypeList: DistanceUncrossable BoundaryType</text:p>
            <text:p>MapObjectTypeList: Door SectorType</text:p>
            <text:p>MapObjectTypeList: DoorGoal GoalType</text:p>
            <text:p>MapObjectTypeList: DoorSwingSector SectorType</text:p>
            <text:p>MapObjectTypeList: DoorVirtual SectorType</text:p>
            <text:p>MapObjectTypeList: DriveOnRightSector SectorType</text:p>
            <text:p>MapObjectTypeList: FastSector SectorType</text:p>
            <text:p>MapObjectTypeList: Goal GoalType</text:p>
            <text:p>MapObjectTypeList: IgnoreDynamicObstacleSector SectorType</text:p>
            <text:p>MapObjectTypeList: IgnoreLowLaserSector SectorType</text:p>
            <text:p>MapObjectTypeList: IgnoreSonarSector SectorType</text:p>
            <text:p>MapObjectTypeList: IgnoreTiltedLaserSector SectorType</text:p>
            <text:p>MapObjectTypeList: ManagedDestination SectorType</text:p>
            <text:p>MapObjectTypeList: ManagedMotion SectorType</text:p>
            <text:p>MapObjectTypeList: ManagedMotionOverride SectorType</text:p>
            <text:p>MapObjectTypeList: Measure BoundaryType</text:p>
            <text:p>MapObjectTypeList: MovementParametersSector SectorType</text:p>
            <text:p>MapObjectTypeList: NeedToEnterSector SectorType</text:p>
            <text:p>MapObjectTypeList: NoLostSector SectorType</text:p>
            <text:p>MapObjectTypeList: OneWaySector SectorType</text:p>
            <text:p>MapObjectTypeList: OneWayTwoSidedLeftSector SectorType</text:p>
            <text:p>MapObjectTypeList: OneWayTwoSidedRightSector SectorType</text:p>
            <text:p>MapObjectTypeList: PathPlanningSettingsSector SectorType</text:p>
            <text:p>MapObjectTypeList: PreferredLine BoundaryType</text:p>
            <text:p>MapObjectTypeList: ResistedLine BoundaryType</text:p>
            <text:p>MapObjectTypeList: ResistedSector SectorType</text:p>
            <text:p>MapObjectTypeList: SlowSector SectorType</text:p>
            <text:p>MapObjectTypeList: StandbyGoal GoalType</text:p>
            <text:p>MapObjectTypeList: SwitchableForbiddenArea SectorType</text:p>
            <text:p>MapObjectTypeList: SwitchableForbiddenLine BoundaryType</text:p>
            <text:p>MapObjectTypeList: TaskSector SectorType</text:p>
            <text:p>MapObjectTypeList: TwoWayDriveOnLeftSector SectorType</text:p>
            <text:p>MapObjectTypeList: TwoWayDriveOnRightSector SectorType</text:p>
            <text:p>MapObjectTypeList: VeryFastSector SectorType</text:p>
            <text:p>MapObjectTypeList: VerySlowSector SectorType</text:p>
            <text:p>MapObjectTypeList: VolumeAdjustmentSector SectorType</text:p>
            <text:p>End of MapObjectTypeList</text:p>
            <text:p/>
          </table:table-cell>
          <table:table-cell office:value-type="string" calcext:value-type="string">
            <text:p>passed on 4 dec 2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Param</text:span> service on actual robot. </text:p>
          </table:table-cell>
          <table:table-cell table:style-name="ce94" table:number-columns-repeated="2"/>
          <table:table-cell office:value-type="string" calcext:value-type="string">
            <text:p>section name description Basic string 10 1 1 test</text:p>
          </table:table-cell>
          <table:table-cell office:value-type="string" calcext:value-type="string">
            <text:p>In third terminal window, it should show that a custom parameter to ARAM’s configuration has been added</text:p>
          </table:table-cell>
          <table:table-cell table:style-name="ce94" office:value-type="string" calcext:value-type="string">
            <text:p>Will add new param 'name' to section 'section'</text:p>
          </table:table-cell>
          <table:table-cell office:value-type="string" calcext:value-type="string">
            <text:p>passed on 4 dec 2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newConfigSectionComment</text:span> service on actual robot. </text:p>
          </table:table-cell>
          <table:table-cell table:style-name="ce94" table:number-columns-repeated="2"/>
          <table:table-cell office:value-type="string" calcext:value-type="string">
            <text:p>test1 test</text:p>
          </table:table-cell>
          <table:table-cell office:value-type="string" calcext:value-type="string">
            <text:p>In third terminal window, it should show that a comment has been added to a section</text:p>
          </table:table-cell>
          <table:table-cell table:style-name="ce94" office:value-type="string" calcext:value-type="string">
            <text:p>Will add config comment 'test' to section 'test1'</text:p>
          </table:table-cell>
          <table:table-cell office:value-type="string" calcext:value-type="string">
            <text:p>passed on 4 dec 2:1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dometer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trip odometer has been reset</text:p>
          </table:table-cell>
          <table:table-cell table:style-name="ce94" office:value-type="string" calcext:value-type="string">
            <text:p>Reset odometer</text:p>
            <text:p/>
          </table:table-cell>
          <table:table-cell office:value-type="string" calcext:value-type="string">
            <text:p>passed on 4 dec 2:12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Lis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list the named digital outputs</text:p>
          </table:table-cell>
          <table:table-cell table:style-name="ce94" office:value-type="string" calcext:value-type="string">
            <text:p>OutputList: o1</text:p>
            <text:p>OutputList: o10</text:p>
            <text:p>OutputList: o11</text:p>
            <text:p>OutputList: o12</text:p>
            <text:p>OutputList: o13</text:p>
            <text:p>OutputList: o14</text:p>
            <text:p>OutputList: o15</text:p>
            <text:p>OutputList: o16</text:p>
            <text:p>OutputList: o2</text:p>
            <text:p>OutputList: o3</text:p>
            <text:p>OutputList: o4</text:p>
            <text:p>OutputList: o5</text:p>
            <text:p>OutputList: o6</text:p>
            <text:p>OutputList: o7</text:p>
            <text:p>OutputList: o8</text:p>
            <text:p>OutputList: o9</text:p>
            <text:p>End of OutputList</text:p>
          </table:table-cell>
          <table:table-cell office:value-type="string" calcext:value-type="string">
            <text:p>passed on 4 dec 2:1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ff</text:span> 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ff the named digital output</text:p>
          </table:table-cell>
          <table:table-cell table:style-name="ce94" office:value-type="string" calcext:value-type="string">
            <text:p>Output: o1 off</text:p>
          </table:table-cell>
          <table:table-cell office:value-type="string" calcext:value-type="string">
            <text:p>passed on 4 dec 2:1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On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turn on the named digital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outputQuery </text:span>service on actual robot. </text:p>
          </table:table-cell>
          <table:table-cell table:style-name="ce94" table:number-columns-repeated="2"/>
          <table:table-cell office:value-type="string" calcext:value-type="string">
            <text:p>o1</text:p>
          </table:table-cell>
          <table:table-cell office:value-type="string" calcext:value-type="string">
            <text:p>In third terminal window, it should show the state of a named output</text:p>
          </table:table-cell>
          <table:table-cell table:style-name="ce94" office:value-type="string" calcext:value-type="string">
            <text:p>Output: o1 on</text:p>
          </table:table-cell>
          <table:table-cell office:value-type="string" calcext:value-type="string">
            <text:p>passed on 4 dec 2:2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QueryLocal </text:span>service on actual robot. </text:p>
          </table:table-cell>
          <table:table-cell table:style-name="ce94" table:number-columns-repeated="2"/>
          <table:table-cell office:value-type="string" calcext:value-type="string">
            <text:p>cmd line arg optional</text:p>
          </table:table-cell>
          <table:table-cell office:value-type="string" calcext:value-type="string">
            <text:p>In third terminal window, it should query and show the payload for the robot and specified slot</text:p>
          </table:table-cell>
          <table:table-cell table:style-name="ce94" office:value-type="string" calcext:value-type="string">
            <text:p>EndPayloadQuery</text:p>
          </table:table-cell>
          <table:table-cell office:value-type="string" calcext:value-type="string">
            <text:p>passed on 4 dec 2:26pm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Remove </text:span>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e specified payload slot on the robot has been empti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table:style-name="ce141" office:value-type="string" calcext:value-type="string">
            <text:p><text:span text:style-name="T11">Test payloadSet</text:span> service on actual robot. </text:p>
          </table:table-cell>
          <table:table-cell table:style-name="ce94" table:number-columns-repeated="2"/>
          <table:table-cell/>
          <table:table-cell office:value-type="string" calcext:value-type="string">
            <text:p>In third terminal window, it should that a payload slot on this robot has been defined</text:p>
          </table:table-cell>
          <table:table-cell table:style-name="ce94"/>
          <table:table-cell office:value-type="string" calcext:value-type="string">
            <text:p>robot has no payload slots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ayloadSlotCountLoca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slot count on the robot</text:p>
          </table:table-cell>
          <table:table-cell table:style-name="ce94" office:value-type="string" calcext:value-type="string">
            <text:p>PayloadSlotCount: "Robot122" 0 ""</text:p>
            <text:p>EndPayloadSlotCount</text:p>
            <text:p/>
          </table:table-cell>
          <table:table-cell office:value-type="string" calcext:value-type="string">
            <text:p>passed on 4 dec 2:3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popupSimple</text:span> service on actual robot. </text:p>
          </table:table-cell>
          <table:table-cell table:style-name="ce94" table:number-columns-repeated="2"/>
          <table:table-cell office:value-type="string" calcext:value-type="string">
            <text:p>title message label 3</text:p>
            <text:p/>
          </table:table-cell>
          <table:table-cell office:value-type="string" calcext:value-type="string">
            <text:p>In third terminal window, it should show that a popup message in the MobilePlanner software has been displayed</text:p>
          </table:table-cell>
          <table:table-cell table:style-name="ce94" office:value-type="string" calcext:value-type="string">
            <text:p>Creating simple popup</text:p>
          </table:table-cell>
          <table:table-cell office:value-type="string" calcext:value-type="string">
            <text:p>passed on 4 dec 2:4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Cancel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inprogress</text:p>
          </table:table-cell>
          <table:table-cell office:value-type="string" calcext:value-type="string">
            <text:p>In third terminal window, it should show that a queued request for a robot has been canceled</text:p>
          </table:table-cell>
          <table:table-cell table:style-name="ce94" office:value-type="string" calcext:value-type="string">
            <text:p>queuecancel attempting to cancel "status" "inprogress" "" "None"</text:p>
            <text:p>queuecancel cancelling "status" "inprogress" "" "None" from queue</text:p>
            <text:p>queuecancel has failed to cancel "status" "inprogress" "" "None" failure cause "no matching status found"</text:p>
            <text:p>QueueUpdate: PICKUP1 JOB1 10 Pending None Goal "goal1" "None" 12/05/2019 02:46:13 None None 0 </text:p>
            <text:p/>
          </table:table-cell>
          <table:table-cell office:value-type="string" calcext:value-type="string">
            <text:p>passed on 4 dec 2:46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service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In third terminal window, it should show that Queues the robot to the dropoff goal</text:p>
          </table:table-cell>
          <table:table-cell table:style-name="ce94" office:value-type="string" calcext:value-type="string">
            <text:p>QueueUpdate: DROPOFF2 JOB2 20 Pending None Goal "goal1" "Robot122" 12/05/2019 02:54:36 None None 0 </text:p>
            <text:p>queuedropoff goal "goal1" with priority 20 id DROPOFF2 and job_id JOB2 successfully queued</text:p>
            <text:p>queuedropoff attempting to queue goal "goal1" using default priority</text:p>
            <text:p/>
          </table:table-cell>
          <table:table-cell office:value-type="string" calcext:value-type="string">
            <text:p>passed on 4 dec 2:5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ModifyLocal</text:span> service on actual robot. </text:p>
          </table:table-cell>
          <table:table-cell table:style-name="ce94" table:number-columns-repeated="2"/>
          <table:table-cell office:value-type="string" calcext:value-type="string">
            <text:p>DROPOFF5 goal goal1</text:p>
          </table:table-cell>
          <table:table-cell office:value-type="string" calcext:value-type="string">
            <text:p><text:span text:style-name="T11">In third terminal window, it should show that a</text:span> goal and priority for job segment has been modified </text:p>
          </table:table-cell>
          <table:table-cell table:style-name="ce94" office:value-type="string" calcext:value-type="string">
            <text:p>QueueUpdate: DROPOFF5 JOB5 20 BeforeModify None Goal "goal2" "Robot122" 12/05/2019 02:56:48 None None 0 </text:p>
            <text:p>QueueUpdate: DROPOFF5 JOB5 20 AfterModify None Goal "goal1" "Robot122" 12/05/2019 02:56:48 None None 0 </text:p>
            <text:p>QueueUpdate: DROPOFF5 JOB5 20 Pending None Goal "goal1" "Robot122" 12/05/2019 02:56:48 None None 0 </text:p>
            <text:p>queuemodify modifying id DROPOFF5 goal "goal1"</text:p>
            <text:p/>
          </table:table-cell>
          <table:table-cell office:value-type="string" calcext:value-type="string">
            <text:p>passed on 4 dec 3:0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QueryLocal</text:span> service on actual robot. </text:p>
          </table:table-cell>
          <table:table-cell table:style-name="ce94" table:number-columns-repeated="2"/>
          <table:table-cell office:value-type="string" calcext:value-type="string">
            <text:p>status pending</text:p>
          </table:table-cell>
          <table:table-cell office:value-type="string" calcext:value-type="string">
            <text:p>In third terminal window, it should show the job status of the robot queue by type or value</text:p>
          </table:table-cell>
          <table:table-cell table:style-name="ce94" office:value-type="string" calcext:value-type="string">
            <text:p>QueueQuery: DROPOFF5 JOB5 20 Pending None Goal "goal1" "Robot122" 12/05/2019 02:56:48 None None "" 0</text:p>
            <text:p>EndQueueQuery</text:p>
            <text:p/>
          </table:table-cell>
          <table:table-cell office:value-type="string" calcext:value-type="string">
            <text:p>passed on 4 dec 3:03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i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the connection to the server should be closed</text:p>
          </table:table-cell>
          <table:table-cell table:style-name="ce94" office:value-type="string" calcext:value-type="string">
            <text:p>closing connection</text:p>
          </table:table-cell>
          <table:table-cell office:value-type="string" calcext:value-type="string">
            <text:p>passed on 4 dec 3:05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ay</text:span> service on actual robot. </text:p>
          </table:table-cell>
          <table:table-cell table:style-name="ce94" table:number-columns-repeated="2"/>
          <table:table-cell office:value-type="string" calcext:value-type="string">
            <text:p>“hello”</text:p>
          </table:table-cell>
          <table:table-cell office:value-type="string" calcext:value-type="string">
            <text:p>In third terminal window, it should show that a text string through the robot audio output has been played</text:p>
          </table:table-cell>
          <table:table-cell table:style-name="ce94" office:value-type="string" calcext:value-type="string">
            <text:p>Saying hello</text:p>
            <text:p/>
          </table:table-cell>
          <table:table-cell office:value-type="string" calcext:value-type="string">
            <text:p>passed on 4 dec 3:07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shutdown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the robot is shutting down</text:p>
          </table:table-cell>
          <table:table-cell table:style-name="ce94" office:value-type="string" calcext:value-type="string">
            <text:p>Shutting down</text:p>
          </table:table-cell>
          <table:table-cell office:value-type="string" calcext:value-type="string">
            <text:p>passed on 4 dec 3:09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tripReset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e trip values in the DataStore has been reset</text:p>
          </table:table-cell>
          <table:table-cell table:style-name="ce94" office:value-type="string" calcext:value-type="string">
            <text:p>tripReset: TripCancelledInProgressJobSegments 0</text:p>
            <text:p>tripReset: TripFailedJobSegments 0</text:p>
            <text:p>tripReset: TripInterruptedJobSegments 0</text:p>
            <text:p>tripReset: TripDropOffDrivingTime 0.000</text:p>
            <text:p>tripReset: TripDropOffDrivingDistance 0.000</text:p>
            <text:p>tripReset: TripPickupDrivingTime 0.000</text:p>
            <text:p>tripReset: TripPickupDrivingDistance 0.000</text:p>
            <text:p>tripReset: TripParkingTime 0.000</text:p>
            <text:p>tripReset: TripParkingDistance 0.000</text:p>
            <text:p>tripReset: TripDockingTime 0.000</text:p>
            <text:p>tripReset: TripDockingDistance 0.000</text:p>
            <text:p>tripReset: TripForceDockingTime 0.000</text:p>
            <text:p>tripReset: TripForceDockingDistance 0.000</text:p>
            <text:p>tripReset: TripDockedTime 0.000</text:p>
            <text:p>tripReset: TripForceDockedTime 0.000</text:p>
            <text:p>tripReset: TripInFaultTime 0.000</text:p>
            <text:p>tripReset: TripInEstopTime 0.000</text:p>
            <text:p>tripReset: TripAfterTime 0.000</text:p>
            <text:p>tripReset: TripParkedTime 0.000</text:p>
            <text:p>tripReset: TripBufferedTime 0.000</text:p>
            <text:p>tripReset: TripCompletedJobs 0</text:p>
            <text:p>tripReset: TripCompletedJobSegments 0</text:p>
            <text:p>tripReset: TripCancelledJobs 0</text:p>
            <text:p>tripReset: TripCancelledJobSegments 0</text:p>
            <text:p>tripReset: TripModifiedJobSegments 0</text:p>
            <text:p>EndOfTripReset</text:p>
            <text:p/>
          </table:table-cell>
          <table:table-cell office:value-type="string" calcext:value-type="string">
            <text:p>passed on 4 dec 3:18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pdateInfo</text:span> service on actual robot. </text:p>
          </table:table-cell>
          <table:table-cell table:style-name="ce94" table:number-columns-repeated="2"/>
          <table:table-cell office:value-type="string" calcext:value-type="string">
            <text:p>Test 1</text:p>
          </table:table-cell>
          <table:table-cell office:value-type="string" calcext:value-type="string">
            <text:p>In third terminal window, it should the value for an existing piece of information has been updated</text:p>
          </table:table-cell>
          <table:table-cell table:style-name="ce94" office:value-type="string" calcext:value-type="string">
            <text:p>Updated info for test</text:p>
          </table:table-cell>
          <table:table-cell office:value-type="string" calcext:value-type="string">
            <text:p>passed on 4 dec 3:20p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waitTaskCancel</text:span> service on actual robot. </text:p>
          </table:table-cell>
          <table:table-cell table:style-name="ce94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show that a wait task is canceled if active</text:p>
          </table:table-cell>
          <table:table-cell table:style-name="ce94" office:value-type="string" calcext:value-type="string">
            <text:p>WaitState: Not waiting</text:p>
          </table:table-cell>
          <table:table-cell office:value-type="string" calcext:value-type="string">
            <text:p>passed on 4 dec 3:22pm</text:p>
          </table:table-cell>
          <table:table-cell/>
        </table:table-row>
        <table:table-row table:style-name="ro15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8">
          <table:table-cell table:style-name="ce88" office:value-type="string" calcext:value-type="string">
            <text:p>Test dock action on actual robot. </text:p>
          </table:table-cell>
          <table:table-cell table:style-name="ce94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 and action argument if required has to be set in action client file</text:span></text:p>
          </table:table-cell>
          <table:table-cell table:style-name="ce94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navigation dock_action_client.py</text:span></text:p>
            <text:p><text:span text:style-name="T11">5. repeat step 4 for other actions</text:span></text:p>
          </table:table-cell>
          <table:table-cell office:value-type="string" calcext:value-type="string">
            <text:p>no cmd line arg required</text:p>
          </table:table-cell>
          <table:table-cell office:value-type="string" calcext:value-type="string">
            <text:p>robot should move to the dock and get docked </text:p>
          </table:table-cell>
          <table:table-cell table:style-name="ce94" office:value-type="string" calcext:value-type="string">
            <text:p>Feedback received: received_data: "DockingState: Docked ForcedState: Unforced ChargeState: Overcharge\r\n"</text:p>
            <text:p>The result is: status: "ockingState: ,Docked ForcedState: Unforced ChargeState: Overcharge"</text:p>
          </table:table-cell>
          <table:table-cell office:value-type="string" calcext:value-type="string">
            <text:p>passed on 5dec 4:19am</text:p>
          </table:table-cell>
          <table:table-cell/>
        </table:table-row>
        <table:table-row table:style-name="ro15">
          <table:table-cell office:value-type="string" calcext:value-type="string">
            <text:p>Test dock action on actual robot. </text:p>
          </table:table-cell>
          <table:table-cell table:style-name="ce94" table:number-columns-repeated="2"/>
          <table:table-cell office:value-type="string" calcext:value-type="string">
            <text:p>Move 1000</text:p>
          </table:table-cell>
          <table:table-cell office:value-type="string" calcext:value-type="string">
            <text:p>robot should perform a single task</text:p>
          </table:table-cell>
          <table:table-cell table:style-name="ce94" office:value-type="string" calcext:value-type="string">
            <text:p>Feedback received: received_data: "Will do task move 1000\r\n"</text:p>
            <text:p>The result is: status: "Completed doing task move 1000"</text:p>
            <text:p/>
          </table:table-cell>
          <table:table-cell office:value-type="string" calcext:value-type="string">
            <text:p>passed on 5 dec 10:27am</text:p>
          </table:table-cell>
          <table:table-cell/>
        </table:table-row>
        <table:table-row table:style-name="ro15">
          <table:table-cell office:value-type="string" calcext:value-type="string">
            <text:p>Test executeMacro action on actual robot. </text:p>
          </table:table-cell>
          <table:table-cell table:style-name="ce94" table:number-columns-repeated="2"/>
          <table:table-cell office:value-type="string" calcext:value-type="string">
            <text:p>macro1</text:p>
          </table:table-cell>
          <table:table-cell office:value-type="string" calcext:value-type="string">
            <text:p>robot should execute the specific macro</text:p>
          </table:table-cell>
          <table:table-cell table:style-name="ce94" office:value-type="string" calcext:value-type="string">
            <text:p>Feedback received: received_data: "Executing macro macro1\r\n"</text:p>
            <text:p>Feedback received: received_data: "Executing macro macro1\r\nCompleted macro macro1\r\n"</text:p>
          </table:table-cell>
          <table:table-cell office:value-type="string" calcext:value-type="string">
            <text:p>passed on 5 dec 10:49am</text:p>
          </table:table-cell>
          <table:table-cell/>
        </table:table-row>
        <table:table-row table:style-name="ro15">
          <table:table-cell office:value-type="string" calcext:value-type="string">
            <text:p>Test patrol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d initiate continuous patrol of the named route</text:p>
          </table:table-cell>
          <table:table-cell table:style-name="ce94" office:value-type="string" calcext:value-type="string">
            <text:p>Feedback received: received_data: "Patrolling route Route1\r\n"</text:p>
            <text:p>Feedback received: received_data: "Patrolling route Route1\r\nInterrupted: Patrolling route Route1\r\n"</text:p>
            <text:p>Feedback received: received_data: "Patrolling route Route1\r\nInterrupted: Patrolling route Route1\r\nPatrolling route\</text:p>
            <text:p>  \ Route1\r\n"</text:p>
            <text:p>Feedback received: received_data: "Patrolling route Route1\r\nInterrupted: Patrolling route Route1\r\nPatrolling route\</text:p>
            <text:p>  \ Route1\r\nCompleted patrol, patroling again\r\n"</text:p>
            <text:p/>
          </table:table-cell>
          <table:table-cell office:value-type="string" calcext:value-type="string">
            <text:p>passed on 5 dec 10:57am</text:p>
          </table:table-cell>
          <table:table-cell/>
        </table:table-row>
        <table:table-row table:style-name="ro15">
          <table:table-cell office:value-type="string" calcext:value-type="string">
            <text:p>Test patrolOnce action on actual robot. </text:p>
          </table:table-cell>
          <table:table-cell table:style-name="ce94" table:number-columns-repeated="2"/>
          <table:table-cell office:value-type="string" calcext:value-type="string">
            <text:p>Route1</text:p>
          </table:table-cell>
          <table:table-cell office:value-type="string" calcext:value-type="string">
            <text:p>Robot shoul patrol the named route one time</text:p>
          </table:table-cell>
          <table:table-cell table:style-name="ce94" office:value-type="string" calcext:value-type="string">
            <text:p>Feedback received: received_data: "Patrolling route Route1 once\r\n"</text:p>
            <text:p>The result is: status: "Finished patrolling route Route1"</text:p>
            <text:p/>
          </table:table-cell>
          <table:table-cell office:value-type="string" calcext:value-type="string">
            <text:p>passed on 5 dec 11:00am</text:p>
          </table:table-cell>
          <table:table-cell/>
        </table:table-row>
        <table:table-row table:style-name="ro15">
          <table:table-cell office:value-type="string" calcext:value-type="string">
            <text:p>Test patrolResume action on actual robot. </text:p>
          </table:table-cell>
          <table:table-cell table:style-name="ce94" table:number-columns-repeated="2"/>
          <table:table-cell office:value-type="string" calcext:value-type="string">
            <text:p>Route2</text:p>
          </table:table-cell>
          <table:table-cell office:value-type="string" calcext:value-type="string">
            <text:p>Continue navigating the current route.</text:p>
          </table:table-cell>
          <table:table-cell table:style-name="ce94" office:value-type="string" calcext:value-type="string">
            <text:p>Feedback received: received_data: "Patrolling route Route1 once\r\nInterrupted: Patrolling route Route1 once\r\nStopping\r\</text:p>
            <text:p>  \nStopped\r\n"</text:p>
            <text:p>The result is: status: "Finished patrolling route Route1"</text:p>
            <text:p/>
          </table:table-cell>
          <table:table-cell office:value-type="string" calcext:value-type="string">
            <text:p>passed on 5 dec 11:02am</text:p>
          </table:table-cell>
          <table:table-cell/>
        </table:table-row>
        <table:table-row table:style-name="ro15">
          <table:table-cell office:value-type="string" calcext:value-type="string">
            <text:p>Test play action on actual robot. </text:p>
          </table:table-cell>
          <table:table-cell table:style-name="ce94" table:number-columns-repeated="2"/>
          <table:table-cell office:value-type="string" calcext:value-type="string">
            <text:p>0000.wav</text:p>
          </table:table-cell>
          <table:table-cell office:value-type="string" calcext:value-type="string">
            <text:p>Robot should play a .wav sound file </text:p>
          </table:table-cell>
          <table:table-cell table:style-name="ce94" office:value-type="string" calcext:value-type="string">
            <text:p>Feedback received: received_data: "Playing 0000.wav\r\n"</text:p>
            <text:p>The result is: status: "Playing 0000.wav"</text:p>
            <text:p/>
          </table:table-cell>
          <table:table-cell office:value-type="string" calcext:value-type="string">
            <text:p>passed on 5 dec 11:18am</text:p>
          </table:table-cell>
          <table:table-cell/>
        </table:table-row>
        <table:table-row table:style-name="ro15">
          <table:table-cell office:value-type="string" calcext:value-type="string">
            <text:p>Test stop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The current robot motion should be stopped</text:p>
          </table:table-cell>
          <table:table-cell table:style-name="ce94" office:value-type="string" calcext:value-type="string">
            <text:p>Feedback received: received_data: "Interrupted: Patrolling route Route1 once\r\n"</text:p>
            <text:p>The result is: status: "Stopped"</text:p>
          </table:table-cell>
          <table:table-cell office:value-type="string" calcext:value-type="string">
            <text:p>passed on 5 dec 11:28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queueDropoff</text:span> action on actual robot. </text:p>
          </table:table-cell>
          <table:table-cell table:style-name="ce94" table:number-columns-repeated="2"/>
          <table:table-cell office:value-type="string" calcext:value-type="string">
            <text:p>goal1</text:p>
          </table:table-cell>
          <table:table-cell office:value-type="string" calcext:value-type="string">
            <text:p>Queues the robot to the dropoff goal and robot should move to goal spcified</text:p>
          </table:table-cell>
          <table:table-cell table:style-name="ce94" office:value-type="string" calcext:value-type="string">
            <text:p>Feedback received: received_data: "queuedropoff attempting to queue goal \"goal1\" using default priority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"</text:p>
            <text:p>Feedback received: received_data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>The result is: status: "queuedropoff attempting to queue goal \"goal1\" using default priority\r\nQueueUpdate:\</text:p>
            <text:p>  \ DROPOFF1 JOB1 20 Pending None Goal \"goal1\" \"Robot122\" 12/05/2019 23:32:06\</text:p>
            <text:p>  \ None None 0 \r\nQueueUpdate: DROPOFF1 JOB1 20 InProgress UnAllocated Goal \"goal1\"\</text:p>
            <text:p>  \ \"Robot122\" 12/05/2019 23:32:06 None None 0 \r\nqueuedropoff goal \"goal1\" with\</text:p>
            <text:p>  \ priority 20 id DROPOFF1 and job_id JOB1 successfully queued\r\nGoing to goal1\r\</text:p>
            <text:p>  \nQueueUpdate: DROPOFF1 JOB1 20 InProgress Allocated Goal \"goal1\" \"Robot122\"\</text:p>
            <text:p>  \ 12/05/2019 23:32:06 None None 0 \r\nQueueUpdate: DROPOFF1 JOB1 20 InProgress Driving\</text:p>
            <text:p>  \ Goal \"goal1\" \"Robot122\" 12/05/2019 23:32:06 None None 0 \r\nArrived at goal1\r\</text:p>
            <text:p>  \nQueueUpdate: DROPOFF1 JOB1 20 Completed None Goal \"goal1\" \"Robot122\" 12/05/2019\</text:p>
            <text:p>  \ 23:32:06 12/05/2019 23:32:19 0 \r\n"</text:p>
            <text:p/>
          </table:table-cell>
          <table:table-cell office:value-type="string" calcext:value-type="string">
            <text:p>passed on 5 dec 11:33am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11">Test undock</text:span> action on actual robot. </text:p>
          </table:table-cell>
          <table:table-cell table:style-name="ce94" table:number-columns-repeated="2"/>
          <table:table-cell office:value-type="string" calcext:value-type="string">
            <text:p>no arg required</text:p>
          </table:table-cell>
          <table:table-cell office:value-type="string" calcext:value-type="string">
            <text:p>Robot should undock</text:p>
          </table:table-cell>
          <table:table-cell table:style-name="ce94" office:value-type="string" calcext:value-type="string">
            <text:p/>
            <text:p>Feedback received: received_data: "DockingState: Undocked ForcedState: Unforced ChargeState: Bulk\r\n"</text:p>
            <text:p>The result is: status: "DockingState: Undocked ForcedState: Unforced ChargeState: Bulk\r\n"</text:p>
            <text:p/>
          </table:table-cell>
          <table:table-cell office:value-type="string" calcext:value-type="string">
            <text:p>passed on 5 dec 11:53am</text:p>
          </table:table-cell>
          <table:table-cell/>
        </table:table-row>
        <table:table-row table:style-name="ro15" table:number-rows-repeated="3">
          <table:table-cell/>
          <table:table-cell table:style-name="ce94" table:number-columns-repeated="2"/>
          <table:table-cell table:number-columns-repeated="2"/>
          <table:table-cell table:style-name="ce94"/>
          <table:table-cell table:number-columns-repeated="2"/>
        </table:table-row>
        <table:table-row table:style-name="ro19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3"/>
        </table:table-row>
        <table:table-row table:style-name="ro6">
          <table:table-cell table:number-columns-repeated="8"/>
        </table:table-row>
        <table:table-row table:style-name="ro20">
          <table:table-cell office:value-type="string" calcext:value-type="string">
            <text:p>testplan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Actions – queuepickup drop off</text:p>
          </table:table-cell>
          <table:table-cell table:number-columns-repeated="7"/>
        </table:table-row>
        <table:table-row table:style-name="ro20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have another file to pass arguments to launch file from txt fil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timeout for rospy.waitforservice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Readme – arcl doumentation </text:p>
          </table:table-cell>
          <table:table-cell table:number-columns-repeated="7"/>
        </table:table-row>
        <table:table-row table:style-name="ro22">
          <table:table-cell office:value-type="string" calcext:value-type="string">
            <text:p>another package to have user client programs to call server programs</text:p>
          </table:table-cell>
          <table:table-cell table:number-columns-repeated="7"/>
        </table:table-row>
        <table:table-row table:style-name="ro6">
          <table:table-cell table:number-columns-repeated="8"/>
        </table:table-row>
        <table:table-row table:style-name="ro21">
          <table:table-cell office:value-type="string" calcext:value-type="string">
            <text:p>1. Dont need so many servers</text:p>
          </table:table-cell>
          <table:table-cell table:number-columns-repeated="7"/>
        </table:table-row>
        <table:table-row table:style-name="ro21">
          <table:table-cell office:value-type="string" calcext:value-type="string">
            <text:p>2. Dynamic service srv file – just one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3. ld_status_publisher init node once can already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4. rate.sleep – remove from files – use rosTime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6. make package compatible with future/newer ros versions</text:p>
          </table:table-cell>
          <table:table-cell table:number-columns-repeated="7"/>
        </table:table-row>
        <table:table-row table:style-name="ro6" table:number-rows-repeated="1048464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getInfo" table:style-name="ta4">
        <table:table-column table:style-name="co22" table:default-cell-style-name="ce184"/>
        <table:table-column table:style-name="co21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656692913386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1" table:default-cell-style-name="Default"/>
        <table:table-row table:style-name="ro23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1" table:default-cell-style-name="Default"/>
        <table:table-row table:style-name="ro23">
          <table:table-cell office:value-type="string" calcext:value-type="string">
            <text:p>convert queuedrop off to action</text:p>
          </table:table-cell>
        </table:table-row>
        <table:table-row table:style-name="ro23">
          <table:table-cell office:value-type="string" calcext:value-type="string">
            <text:p>Action client can be implemented in user program </text:p>
          </table:table-cell>
        </table:table-row>
        <table:table-row table:style-name="ro23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09:19:00.448812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6T11:37:35.762205117</dc:date>
    <meta:generator>LibreOffice/6.0.7.3$Linux_X86_64 LibreOffice_project/00m0$Build-3</meta:generator>
    <meta:editing-duration>P6DT23H40M40S</meta:editing-duration>
    <meta:editing-cycles>742</meta:editing-cycles>
    <meta:document-statistic meta:table-count="7" meta:cell-count="1366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